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5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8:56.200744844</dc:date>
    <meta:editing-duration>PT2H27M10S</meta:editing-duration>
    <meta:editing-cycles>83</meta:editing-cycles>
    <meta:generator>LibreOffice/6.4.6.2$Linux_X86_64 LibreOffice_project/40$Build-2</meta:generator>
    <meta:document-statistic meta:object-count="3"/>
  </office:meta>
</office:document-meta>
</file>